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Gauss-Legendre</text:p>
          </table:table-cell>
          <table:table-cell table:number-columns-repeated="2"/>
          <table:table-cell office:value-type="string" calcext:value-type="string">
            <text:p>Iter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Romberg</text:p>
          </table:table-cell>
          <table:table-cell office:value-type="string" calcext:value-type="string">
            <text:p>Gauss-Legend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9897684" calcext:value-type="float">
            <text:p>0.09897684</text:p>
          </table:table-cell>
          <table:table-cell office:value-type="float" office:value="0.70956601994643" calcext:value-type="float">
            <text:p>0.70956601994643</text:p>
          </table:table-cell>
          <table:table-cell office:value-type="float" office:value="1.77932651" calcext:value-type="float">
            <text:p>1.779326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9897684" calcext:value-type="float">
            <text:p>0.09897684</text:p>
          </table:table-cell>
          <table:table-cell office:value-type="float" office:value="0.70956602" calcext:value-type="float">
            <text:p>0.70956602</text:p>
          </table:table-cell>
          <table:table-cell office:value-type="float" office:value="1.77932651" calcext:value-type="float">
            <text:p>1.779326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05135757" calcext:value-type="float">
            <text:p>1.05135757</text:p>
          </table:table-cell>
          <table:table-cell office:value-type="float" office:value="0.251624135528899" calcext:value-type="float">
            <text:p>0.251624135528899</text:p>
          </table:table-cell>
          <table:table-cell office:value-type="float" office:value="1.02706235" calcext:value-type="float">
            <text:p>1.0270623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.05135757" calcext:value-type="float">
            <text:p>1.05135757</text:p>
          </table:table-cell>
          <table:table-cell office:value-type="float" office:value="0.09897684" calcext:value-type="float">
            <text:p>0.09897684</text:p>
          </table:table-cell>
          <table:table-cell office:value-type="float" office:value="1.02706235" calcext:value-type="float">
            <text:p>1.027062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6287028" calcext:value-type="float">
            <text:p>1.06287028</text:p>
          </table:table-cell>
          <table:table-cell table:style-name="ce1" office:value-type="float" office:value="0.0989768407230548" calcext:value-type="float">
            <text:p>9.90E-02</text:p>
          </table:table-cell>
          <table:table-cell office:value-type="float" office:value="1.032245" calcext:value-type="float">
            <text:p>1.03224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6287028" calcext:value-type="float">
            <text:p>1.06287028</text:p>
          </table:table-cell>
          <table:table-cell office:value-type="float" office:value="1.11484962" calcext:value-type="float">
            <text:p>1.11484962</text:p>
          </table:table-cell>
          <table:table-cell office:value-type="float" office:value="1.032245" calcext:value-type="float">
            <text:p>1.0322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5794291" calcext:value-type="float">
            <text:p>1.05794291</text:p>
          </table:table-cell>
          <table:table-cell office:value-type="float" office:value="0.851424213503241" calcext:value-type="float">
            <text:p>0.851424213503241</text:p>
          </table:table-cell>
          <table:table-cell office:value-type="float" office:value="1.06169102" calcext:value-type="float">
            <text:p>1.061691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05794291" calcext:value-type="float">
            <text:p>1.05794291</text:p>
          </table:table-cell>
          <table:table-cell office:value-type="float" office:value="1.06282491" calcext:value-type="float">
            <text:p>1.06282491</text:p>
          </table:table-cell>
          <table:table-cell office:value-type="float" office:value="1.06169102" calcext:value-type="float">
            <text:p>1.0616910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5766834" calcext:value-type="float">
            <text:p>1.05766834</text:p>
          </table:table-cell>
          <table:table-cell office:value-type="float" office:value="1.2516241355289" calcext:value-type="float">
            <text:p>1.2516241355289</text:p>
          </table:table-cell>
          <table:table-cell office:value-type="float" office:value="1.05749649" calcext:value-type="float">
            <text:p>1.057496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.05766834" calcext:value-type="float">
            <text:p>1.05766834</text:p>
          </table:table-cell>
          <table:table-cell office:value-type="float" office:value="1.057498" calcext:value-type="float">
            <text:p>1.057498</text:p>
          </table:table-cell>
          <table:table-cell office:value-type="float" office:value="1.05749649" calcext:value-type="float">
            <text:p>1.057496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5765178" calcext:value-type="float">
            <text:p>1.05765178</text:p>
          </table:table-cell>
          <table:table-cell table:style-name="ce1" office:value-type="float" office:value="1.09897684072306" calcext:value-type="float">
            <text:p>1.10E+00</text:p>
          </table:table-cell>
          <table:table-cell office:value-type="float" office:value="1.05763955" calcext:value-type="float">
            <text:p>1.057639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.05765178" calcext:value-type="float">
            <text:p>1.05765178</text:p>
          </table:table-cell>
          <table:table-cell table:style-name="ce1" office:value-type="float" office:value="1.05765127" calcext:value-type="float">
            <text:p>1.06E+00</text:p>
          </table:table-cell>
          <table:table-cell office:value-type="float" office:value="1.05763955" calcext:value-type="float">
            <text:p>1.057639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05765076" calcext:value-type="float">
            <text:p>1.05765076</text:p>
          </table:table-cell>
          <table:table-cell office:value-type="float" office:value="1.85142421350324" calcext:value-type="float">
            <text:p>1.85142421350324</text:p>
          </table:table-cell>
          <table:table-cell office:value-type="float" office:value="1.05765184" calcext:value-type="float">
            <text:p>1.0576518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.05765076" calcext:value-type="float">
            <text:p>1.05765076</text:p>
          </table:table-cell>
          <table:table-cell office:value-type="float" office:value="1.05765069" calcext:value-type="float">
            <text:p>1.05765069</text:p>
          </table:table-cell>
          <table:table-cell office:value-type="float" office:value="1.05765184" calcext:value-type="float">
            <text:p>1.057651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5765069" calcext:value-type="float">
            <text:p>1.05765069</text:p>
          </table:table-cell>
          <table:table-cell office:value-type="float" office:value="2.2516241355289" calcext:value-type="float">
            <text:p>2.2516241355289</text:p>
          </table:table-cell>
          <table:table-cell office:value-type="float" office:value="1.05765067" calcext:value-type="float">
            <text:p>1.0576506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.05765069" calcext:value-type="float">
            <text:p>1.05765069</text:p>
          </table:table-cell>
          <table:table-cell office:value-type="float" office:value="1.05765067" calcext:value-type="float">
            <text:p>1.057650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.09897684072305" calcext:value-type="float">
            <text:p>2.10E+00</text:p>
          </table:table-cell>
          <table:table-cell office:value-type="float" office:value="1.05765069" calcext:value-type="float">
            <text:p>1.0576506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.05765069" calcext:value-type="float">
            <text:p>1.06E+00</text:p>
          </table:table-cell>
          <table:table-cell office:value-type="float" office:value="1.05765069" calcext:value-type="float">
            <text:p>1.057650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.85142421350324" calcext:value-type="float">
            <text:p>2.851424213503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05765069" calcext:value-type="float">
            <text:p>1.057650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.2516241355289" calcext:value-type="float">
            <text:p>3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3.09897684072305" calcext:value-type="float">
            <text:p>3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.85142421350324" calcext:value-type="float">
            <text:p>3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4.2516241355289" calcext:value-type="float">
            <text:p>4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4.09897684072306" calcext:value-type="float">
            <text:p>4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.85142421350324" calcext:value-type="float">
            <text:p>4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.2516241355289" calcext:value-type="float">
            <text:p>5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5.09897684072306" calcext:value-type="float">
            <text:p>5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.85142421350324" calcext:value-type="float">
            <text:p>5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.2516241355289" calcext:value-type="float">
            <text:p>6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.09897684072306" calcext:value-type="float">
            <text:p>6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6.85142421350324" calcext:value-type="float">
            <text:p>6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7.2516241355289" calcext:value-type="float">
            <text:p>7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7.09897684072306" calcext:value-type="float">
            <text:p>7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.85142421350324" calcext:value-type="float">
            <text:p>7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.2516241355289" calcext:value-type="float">
            <text:p>8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8.09897684072305" calcext:value-type="float">
            <text:p>8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.85142421350324" calcext:value-type="float">
            <text:p>8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.2516241355289" calcext:value-type="float">
            <text:p>9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9.09897684072305" calcext:value-type="float">
            <text:p>9.10E+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9.85142421350324" calcext:value-type="float">
            <text:p>9.85142421350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.2516241355289" calcext:value-type="float">
            <text:p>10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0.0989768407231" calcext:value-type="float">
            <text:p>1.0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0.8514242135032" calcext:value-type="float">
            <text:p>10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.2516241355289" calcext:value-type="float">
            <text:p>11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.0989768407231" calcext:value-type="float">
            <text:p>1.1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1.8514242135032" calcext:value-type="float">
            <text:p>11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2516241355289" calcext:value-type="float">
            <text:p>12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2.0989768407231" calcext:value-type="float">
            <text:p>1.2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2.8514242135032" calcext:value-type="float">
            <text:p>12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3.2516241355289" calcext:value-type="float">
            <text:p>13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3.0989768407231" calcext:value-type="float">
            <text:p>1.3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3.8514242135032" calcext:value-type="float">
            <text:p>13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4.2516241355289" calcext:value-type="float">
            <text:p>14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4.0989768407231" calcext:value-type="float">
            <text:p>1.4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4.8514242135032" calcext:value-type="float">
            <text:p>14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5.2516241355289" calcext:value-type="float">
            <text:p>15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5.0989768407231" calcext:value-type="float">
            <text:p>1.5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.8514242135032" calcext:value-type="float">
            <text:p>15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6.2516241355289" calcext:value-type="float">
            <text:p>16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.0989768407231" calcext:value-type="float">
            <text:p>1.6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.8514242135032" calcext:value-type="float">
            <text:p>16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7.2516241355289" calcext:value-type="float">
            <text:p>17.25162413552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7.0989768407231" calcext:value-type="float">
            <text:p>1.71E+0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1"/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7.8514242135032" calcext:value-type="float">
            <text:p>17.85142421350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0T11:25:23.784293309</meta:creation-date>
    <dc:date>2023-03-10T17:42:53.673123165</dc:date>
    <meta:editing-duration>PT6H17M30S</meta:editing-duration>
    <meta:editing-cycles>1</meta:editing-cycles>
    <meta:document-statistic meta:table-count="1" meta:cell-count="268" meta:object-count="0"/>
    <meta:generator>LibreOffice/7.5.0.3$Linux_X86_64 LibreOffice_project/50$Build-3</meta:generator>
  </office:meta>
</office:document-meta>
</file>